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35in"/>
    </style:style>
    <style:style style:name="co3" style:family="table-column">
      <style:table-column-properties fo:break-before="auto" style:column-width="4.7839in"/>
    </style:style>
    <style:style style:name="co4" style:family="table-column">
      <style:table-column-properties fo:break-before="auto" style:column-width="0.9535in"/>
    </style:style>
    <style:style style:name="co5" style:family="table-column">
      <style:table-column-properties fo:break-before="auto" style:column-width="1.0673in"/>
    </style:style>
    <style:style style:name="co6" style:family="table-column">
      <style:table-column-properties fo:break-before="auto" style:column-width="1.7154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Hardware Changes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tem</text:p>
          </table:table-cell>
          <table:table-cell office:value-type="string">
            <text:p>RefDes</text:p>
          </table:table-cell>
          <table:table-cell office:value-type="string">
            <text:p>Change</text:p>
          </table:table-cell>
          <table:table-cell office:value-type="string">
            <text:p>Reason</text:p>
          </table:table-cell>
          <table:table-cell office:value-type="string">
            <text:p>Impact</text:p>
          </table:table-cell>
          <table:table-cell office:value-type="string">
            <text:p>Performed on</text:p>
            <text:p>Red Tape?</text:p>
          </table:table-cell>
          <table:table-cell office:value-type="string">
            <text:p>Performed on</text:p>
            <text:p>Kapton Tape?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83</text:p>
          </table:table-cell>
          <table:table-cell office:value-type="string">
            <text:p>lifted cap</text:p>
          </table:table-cell>
          <table:table-cell office:value-type="string">
            <text:p>Need to use debugwire to see why SPI won't work</text:p>
          </table:table-cell>
          <table:table-cell office:value-type="string">
            <text:p>64M1 could reset in noisy environment</text:p>
          </table:table-cell>
          <table:table-cell table:number-columns-repeated="2" office:value-type="string">
            <text:p>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C1</text:p>
          </table:table-cell>
          <table:table-cell office:value-type="string">
            <text:p>-</text:p>
          </table:table-cell>
          <table:table-cell office:value-type="string">
            <text:p>Can't talk to it... need to replace</text:p>
          </table:table-cell>
          <table:table-cell office:value-type="string">
            <text:p>64M1 seems dead</text:p>
          </table:table-cell>
          <table:table-cell office:value-type="string">
            <text:p>X</text:p>
          </table:table-cell>
          <table:table-cell/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irmware Changes" table:style-name="ta1" table:print="false">
        <table:table-column table:style-name="co1" table:number-columns-repeated="3" table:default-cell-style-name="Default"/>
        <table:table-column table:style-name="co6" table:default-cell-style-name="Default"/>
        <table:table-row table:style-name="ro2">
          <table:table-cell office:value-type="string">
            <text:p>Item</text:p>
          </table:table-cell>
          <table:table-cell office:value-type="string">
            <text:p>Register</text:p>
          </table:table-cell>
          <table:table-cell office:value-type="string">
            <text:p>Setting</text:p>
          </table:table-cell>
          <table:table-cell office:value-type="string">
            <text:p>Effect</text:p>
          </table:table-cell>
        </table:table-row>
        <table:table-row table:style-name="ro2">
          <table:table-cell office:value-type="string">
            <text:p>1a</text:p>
          </table:table-cell>
          <table:table-cell office:value-type="string">
            <text:p>CKSEL</text:p>
          </table:table-cell>
          <table:table-cell office:value-type="string">
            <text:p>0bxxxx1111</text:p>
          </table:table-cell>
          <table:table-cell office:value-type="string">
            <text:p>External 16MHz oscillator</text:p>
          </table:table-cell>
        </table:table-row>
        <table:table-row table:style-name="ro2">
          <table:table-cell office:value-type="string">
            <text:p>1b</text:p>
          </table:table-cell>
          <table:table-cell office:value-type="string">
            <text:p>SUT</text:p>
          </table:table-cell>
          <table:table-cell office:value-type="string">
            <text:p>0bxxxxxx11</text:p>
          </table:table-cell>
          <table:table-cell office:value-type="string">
            <text:p>65 ms startup delay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9">11/09/2019</text:date>, <text:time>00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8-08-11T22:52:25</meta:creation-date>
    <meta:generator>OpenOffice/4.1.5$Unix OpenOffice.org_project/415m1$Build-9789</meta:generator>
    <dc:date>2019-11-09T00:06:53</dc:date>
    <dc:creator>John </dc:creator>
    <meta:editing-duration>PT3H24M41S</meta:editing-duration>
    <meta:editing-cycles>10</meta:editing-cycles>
    <meta:document-statistic meta:table-count="3" meta:cell-count="32" meta:object-count="0"/>
  </office:meta>
</office:document-meta>
</file>